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2.06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56.55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/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4.85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1_11_number_of_vehicl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1975" calcext:value-type="float">
            <text:p>1975</text:p>
          </table:table-cell>
          <table:table-cell office:value-type="float" office:value="1980" calcext:value-type="float">
            <text:p>1980</text:p>
          </table:table-cell>
          <table:table-cell office:value-type="float" office:value="1985" calcext:value-type="float">
            <text:p>1985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traffic deaths per billion miles, average</text:p>
          </table:table-cell>
          <table:table-cell office:value-type="float" office:value="33.5363465455115" calcext:value-type="float">
            <text:p>33.5363465455115</text:p>
          </table:table-cell>
          <table:table-cell office:value-type="float" office:value="33.4519526352145" calcext:value-type="float">
            <text:p>33.4519526352145</text:p>
          </table:table-cell>
          <table:table-cell office:value-type="float" office:value="24.6925614116539" calcext:value-type="float">
            <text:p>24.6925614116539</text:p>
          </table:table-cell>
          <table:table-cell office:value-type="float" office:value="20.7982607414233" calcext:value-type="float">
            <text:p>20.7982607414233</text:p>
          </table:table-cell>
          <table:table-cell office:value-type="float" office:value="19.1100573191225" calcext:value-type="float">
            <text:p>19.1100573191225</text:p>
          </table:table-cell>
          <table:table-cell office:value-type="float" office:value="17.4665609921185" calcext:value-type="float">
            <text:p>17.4665609921185</text:p>
          </table:table-cell>
          <table:table-cell office:value-type="float" office:value="17.4840553253863" calcext:value-type="float">
            <text:p>17.4840553253863</text:p>
          </table:table-cell>
          <table:table-cell office:value-type="float" office:value="17.2701930956554" calcext:value-type="float">
            <text:p>17.2701930956554</text:p>
          </table:table-cell>
          <table:table-cell office:value-type="float" office:value="17.2605235600015" calcext:value-type="float">
            <text:p>17.2605235600015</text:p>
          </table:table-cell>
          <table:table-cell office:value-type="float" office:value="16.9217902079372" calcext:value-type="float">
            <text:p>16.9217902079372</text:p>
          </table:table-cell>
          <table:table-cell office:value-type="float" office:value="16.4004692205747" calcext:value-type="float">
            <text:p>16.4004692205747</text:p>
          </table:table-cell>
          <table:table-cell office:value-type="float" office:value="15.7707212784085" calcext:value-type="float">
            <text:p>15.7707212784085</text:p>
          </table:table-cell>
          <table:table-cell office:value-type="float" office:value="15.5004858183764" calcext:value-type="float">
            <text:p>15.5004858183764</text:p>
          </table:table-cell>
          <table:table-cell office:value-type="float" office:value="15.2698016873413" calcext:value-type="float">
            <text:p>15.2698016873413</text:p>
          </table:table-cell>
          <table:table-cell office:value-type="float" office:value="15.0936647100275" calcext:value-type="float">
            <text:p>15.0936647100275</text:p>
          </table:table-cell>
          <table:table-cell office:value-type="float" office:value="15.0603675423077" calcext:value-type="float">
            <text:p>15.0603675423077</text:p>
          </table:table-cell>
          <table:table-cell office:value-type="float" office:value="14.8376196837543" calcext:value-type="float">
            <text:p>14.8376196837543</text:p>
          </table:table-cell>
          <table:table-cell office:value-type="float" office:value="14.4482506000429" calcext:value-type="float">
            <text:p>14.4482506000429</text:p>
          </table:table-cell>
          <table:table-cell office:value-type="float" office:value="14.5546140903115" calcext:value-type="float">
            <text:p>14.5546140903115</text:p>
          </table:table-cell>
          <table:table-cell office:value-type="float" office:value="14.1681299349018" calcext:value-type="float">
            <text:p>14.1681299349018</text:p>
          </table:table-cell>
          <table:table-cell office:value-type="float" office:value="13.6117822959404" calcext:value-type="float">
            <text:p>13.6117822959404</text:p>
          </table:table-cell>
          <table:table-cell office:value-type="float" office:value="12.572702154994" calcext:value-type="float">
            <text:p>12.572702154994</text:p>
          </table:table-cell>
          <table:table-cell office:value-type="float" office:value="11.4594893347886" calcext:value-type="float">
            <text:p>11.4594893347886</text:p>
          </table:table-cell>
          <table:table-cell office:value-type="float" office:value="11.1210118579717" calcext:value-type="float">
            <text:p>11.1210118579717</text:p>
          </table:table-cell>
          <table:table-cell office:value-type="float" office:value="11.0083311097536" calcext:value-type="float">
            <text:p>11.0083311097536</text:p>
          </table:table-cell>
          <table:table-cell office:value-type="float" office:value="11.3765829047021" calcext:value-type="float">
            <text:p>11.3765829047021</text:p>
          </table:table-cell>
          <table:table-cell office:value-type="float" office:value="11.0073346254746" calcext:value-type="float">
            <text:p>11.0073346254746</text:p>
          </table:table-cell>
          <table:table-cell office:value-type="float" office:value="10.8221169080438" calcext:value-type="float">
            <text:p>10.8221169080438</text:p>
          </table:table-cell>
          <table:table-cell office:value-type="float" office:value="11.4635630107793" calcext:value-type="float">
            <text:p>11.4635630107793</text:p>
          </table:table-cell>
          <table:table-cell office:value-type="float" office:value="11.9096223621945" calcext:value-type="float">
            <text:p>11.9096223621945</text:p>
          </table:table-cell>
          <table:table-cell office:value-type="float" office:value="11.6653015281782" calcext:value-type="float">
            <text:p>11.6653015281782</text:p>
          </table:table-cell>
          <table:table-cell office:value-type="float" office:value="11.3676814713994" calcext:value-type="float">
            <text:p>11.3676814713994</text:p>
          </table:table-cell>
          <table:table-cell office:value-type="float" office:value="11.0663785608331" calcext:value-type="float">
            <text:p>11.0663785608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enger car deaths per billion miles, average</text:p>
          </table:table-cell>
          <table:table-cell office:value-type="float" office:value="21.0010934272871" calcext:value-type="float">
            <text:p>21.0010934272871</text:p>
          </table:table-cell>
          <table:table-cell office:value-type="float" office:value="19.5710469144711" calcext:value-type="float">
            <text:p>19.5710469144711</text:p>
          </table:table-cell>
          <table:table-cell office:value-type="float" office:value="14.1730289687287" calcext:value-type="float">
            <text:p>14.1730289687287</text:p>
          </table:table-cell>
          <table:table-cell office:value-type="float" office:value="12.1502696928112" calcext:value-type="float">
            <text:p>12.1502696928112</text:p>
          </table:table-cell>
          <table:table-cell office:value-type="float" office:value="11.1502462505685" calcext:value-type="float">
            <text:p>11.1502462505685</text:p>
          </table:table-cell>
          <table:table-cell office:value-type="float" office:value="10.289969784525" calcext:value-type="float">
            <text:p>10.289969784525</text:p>
          </table:table-cell>
          <table:table-cell office:value-type="float" office:value="10.1704401102194" calcext:value-type="float">
            <text:p>10.1704401102194</text:p>
          </table:table-cell>
          <table:table-cell office:value-type="float" office:value="10.1334918812313" calcext:value-type="float">
            <text:p>10.1334918812313</text:p>
          </table:table-cell>
          <table:table-cell office:value-type="float" office:value="10.0627242998434" calcext:value-type="float">
            <text:p>10.0627242998434</text:p>
          </table:table-cell>
          <table:table-cell office:value-type="float" office:value="9.84301043477196" calcext:value-type="float">
            <text:p>9.84301043477196</text:p>
          </table:table-cell>
          <table:table-cell office:value-type="float" office:value="9.43315648909295" calcext:value-type="float">
            <text:p>9.43315648909295</text:p>
          </table:table-cell>
          <table:table-cell office:value-type="float" office:value="8.7656316432933" calcext:value-type="float">
            <text:p>8.7656316432933</text:p>
          </table:table-cell>
          <table:table-cell office:value-type="float" office:value="8.44481703503615" calcext:value-type="float">
            <text:p>8.44481703503615</text:p>
          </table:table-cell>
          <table:table-cell office:value-type="float" office:value="8.20299713158639" calcext:value-type="float">
            <text:p>8.20299713158639</text:p>
          </table:table-cell>
          <table:table-cell office:value-type="float" office:value="7.90667667361654" calcext:value-type="float">
            <text:p>7.90667667361654</text:p>
          </table:table-cell>
          <table:table-cell office:value-type="float" office:value="7.83727845371399" calcext:value-type="float">
            <text:p>7.83727845371399</text:p>
          </table:table-cell>
          <table:table-cell office:value-type="float" office:value="7.42661669794606" calcext:value-type="float">
            <text:p>7.42661669794606</text:p>
          </table:table-cell>
          <table:table-cell office:value-type="float" office:value="7.03763107510091" calcext:value-type="float">
            <text:p>7.03763107510091</text:p>
          </table:table-cell>
          <table:table-cell office:value-type="float" office:value="6.73292880155249" calcext:value-type="float">
            <text:p>6.73292880155249</text:p>
          </table:table-cell>
          <table:table-cell office:value-type="float" office:value="6.464060577015" calcext:value-type="float">
            <text:p>6.464060577015</text:p>
          </table:table-cell>
          <table:table-cell office:value-type="float" office:value="6.1738345683036" calcext:value-type="float">
            <text:p>6.1738345683036</text:p>
          </table:table-cell>
          <table:table-cell office:value-type="float" office:value="5.56836939922071" calcext:value-type="float">
            <text:p>5.56836939922071</text:p>
          </table:table-cell>
          <table:table-cell office:value-type="float" office:value="4.9881368676701" calcext:value-type="float">
            <text:p>4.9881368676701</text:p>
          </table:table-cell>
          <table:table-cell office:value-type="float" office:value="4.71633227202549" calcext:value-type="float">
            <text:p>4.71633227202549</text:p>
          </table:table-cell>
          <table:table-cell office:value-type="float" office:value="4.53280166323729" calcext:value-type="float">
            <text:p>4.53280166323729</text:p>
          </table:table-cell>
          <table:table-cell office:value-type="float" office:value="4.63991109208178" calcext:value-type="float">
            <text:p>4.63991109208178</text:p>
          </table:table-cell>
          <table:table-cell office:value-type="float" office:value="4.49522563293672" calcext:value-type="float">
            <text:p>4.49522563293672</text:p>
          </table:table-cell>
          <table:table-cell office:value-type="float" office:value="4.40758349670023" calcext:value-type="float">
            <text:p>4.40758349670023</text:p>
          </table:table-cell>
          <table:table-cell office:value-type="float" office:value="4.59151437211156" calcext:value-type="float">
            <text:p>4.59151437211156</text:p>
          </table:table-cell>
          <table:table-cell office:value-type="float" office:value="4.74011777981683" calcext:value-type="float">
            <text:p>4.74011777981683</text:p>
          </table:table-cell>
          <table:table-cell office:value-type="float" office:value="4.68377797688164" calcext:value-type="float">
            <text:p>4.68377797688164</text:p>
          </table:table-cell>
          <table:table-cell office:value-type="float" office:value="4.44861285179366" calcext:value-type="float">
            <text:p>4.44861285179366</text:p>
          </table:table-cell>
          <table:table-cell office:value-type="float" office:value="4.18562833082322" calcext:value-type="float">
            <text:p>4.18562833082322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<text:span text:style-name="T1">Truck deaths per billion miles, average</text:span></text:p>
          </table:table-cell>
          <table:table-cell office:value-type="float" office:value="71.5234230911103" calcext:value-type="float">
            <text:p>71.5234230911103</text:p>
          </table:table-cell>
          <table:table-cell office:value-type="float" office:value="80.6334165967684" calcext:value-type="float">
            <text:p>80.6334165967684</text:p>
          </table:table-cell>
          <table:table-cell office:value-type="float" office:value="62.0709447980884" calcext:value-type="float">
            <text:p>62.0709447980884</text:p>
          </table:table-cell>
          <table:table-cell office:value-type="float" office:value="63.6341808788583" calcext:value-type="float">
            <text:p>63.6341808788583</text:p>
          </table:table-cell>
          <table:table-cell office:value-type="float" office:value="60.5313031446268" calcext:value-type="float">
            <text:p>60.5313031446268</text:p>
          </table:table-cell>
          <table:table-cell office:value-type="float" office:value="56.609528802645" calcext:value-type="float">
            <text:p>56.609528802645</text:p>
          </table:table-cell>
          <table:table-cell office:value-type="float" office:value="57.0148523632977" calcext:value-type="float">
            <text:p>57.0148523632977</text:p>
          </table:table-cell>
          <table:table-cell office:value-type="float" office:value="56.2461813225549" calcext:value-type="float">
            <text:p>56.2461813225549</text:p>
          </table:table-cell>
          <table:table-cell office:value-type="float" office:value="57.3430027616246" calcext:value-type="float">
            <text:p>57.3430027616246</text:p>
          </table:table-cell>
          <table:table-cell office:value-type="float" office:value="57.6758065485787" calcext:value-type="float">
            <text:p>57.6758065485787</text:p>
          </table:table-cell>
          <table:table-cell office:value-type="float" office:value="57.3019213795913" calcext:value-type="float">
            <text:p>57.3019213795913</text:p>
          </table:table-cell>
          <table:table-cell office:value-type="float" office:value="58.2900499032488" calcext:value-type="float">
            <text:p>58.2900499032488</text:p>
          </table:table-cell>
          <table:table-cell office:value-type="float" office:value="59.3200688712709" calcext:value-type="float">
            <text:p>59.3200688712709</text:p>
          </table:table-cell>
          <table:table-cell office:value-type="float" office:value="59.7508758271701" calcext:value-type="float">
            <text:p>59.7508758271701</text:p>
          </table:table-cell>
          <table:table-cell office:value-type="float" office:value="59.4990510379701" calcext:value-type="float">
            <text:p>59.4990510379701</text:p>
          </table:table-cell>
          <table:table-cell office:value-type="float" office:value="60.4045609800422" calcext:value-type="float">
            <text:p>60.4045609800422</text:p>
          </table:table-cell>
          <table:table-cell office:value-type="float" office:value="60.9153890334355" calcext:value-type="float">
            <text:p>60.9153890334355</text:p>
          </table:table-cell>
          <table:table-cell office:value-type="float" office:value="60.8665954548417" calcext:value-type="float">
            <text:p>60.8665954548417</text:p>
          </table:table-cell>
          <table:table-cell office:value-type="float" office:value="62.2002292601111" calcext:value-type="float">
            <text:p>62.2002292601111</text:p>
          </table:table-cell>
          <table:table-cell office:value-type="float" office:value="60.9671015091797" calcext:value-type="float">
            <text:p>60.9671015091797</text:p>
          </table:table-cell>
          <table:table-cell office:value-type="float" office:value="43.6027689797934" calcext:value-type="float">
            <text:p>43.6027689797934</text:p>
          </table:table-cell>
          <table:table-cell office:value-type="float" office:value="37.0090934311933" calcext:value-type="float">
            <text:p>37.0090934311933</text:p>
          </table:table-cell>
          <table:table-cell office:value-type="float" office:value="37.498314563505" calcext:value-type="float">
            <text:p>37.498314563505</text:p>
          </table:table-cell>
          <table:table-cell office:value-type="float" office:value="35.9896002550834" calcext:value-type="float">
            <text:p>35.9896002550834</text:p>
          </table:table-cell>
          <table:table-cell office:value-type="float" office:value="37.1532545009778" calcext:value-type="float">
            <text:p>37.1532545009778</text:p>
          </table:table-cell>
          <table:table-cell office:value-type="float" office:value="37.5733236488914" calcext:value-type="float">
            <text:p>37.5733236488914</text:p>
          </table:table-cell>
          <table:table-cell office:value-type="float" office:value="35.9286602120458" calcext:value-type="float">
            <text:p>35.9286602120458</text:p>
          </table:table-cell>
          <table:table-cell office:value-type="float" office:value="34.9620055165921" calcext:value-type="float">
            <text:p>34.9620055165921</text:p>
          </table:table-cell>
          <table:table-cell office:value-type="float" office:value="37.6746158703074" calcext:value-type="float">
            <text:p>37.6746158703074</text:p>
          </table:table-cell>
          <table:table-cell office:value-type="float" office:value="38.5348932297325" calcext:value-type="float">
            <text:p>38.5348932297325</text:p>
          </table:table-cell>
          <table:table-cell office:value-type="float" office:value="37.1783462141394" calcext:value-type="float">
            <text:p>37.1783462141394</text:p>
          </table:table-cell>
          <table:table-cell office:value-type="float" office:value="35.5797860531777" calcext:value-type="float">
            <text:p>35.5797860531777</text:p>
          </table:table-cell>
          <table:table-cell office:value-type="float" office:value="36.2205805787951" calcext:value-type="float">
            <text:p>36.2205805787951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<text:span text:style-name="T1">Motorcycle deaths per billion miles, average</text:span></text:p>
          </table:table-cell>
          <table:table-cell office:value-type="float" office:value="566.530467223308" calcext:value-type="float">
            <text:p>566.530467223308</text:p>
          </table:table-cell>
          <table:table-cell office:value-type="float" office:value="503.62247895046" calcext:value-type="float">
            <text:p>503.62247895046</text:p>
          </table:table-cell>
          <table:table-cell office:value-type="float" office:value="502.31124807396" calcext:value-type="float">
            <text:p>502.31124807396</text:p>
          </table:table-cell>
          <table:table-cell office:value-type="float" office:value="339.437061839489" calcext:value-type="float">
            <text:p>339.437061839489</text:p>
          </table:table-cell>
          <table:table-cell office:value-type="float" office:value="305.731096099368" calcext:value-type="float">
            <text:p>305.731096099368</text:p>
          </table:table-cell>
          <table:table-cell office:value-type="float" office:value="250.601653238464" calcext:value-type="float">
            <text:p>250.601653238464</text:p>
          </table:table-cell>
          <table:table-cell office:value-type="float" office:value="247.22390470422" calcext:value-type="float">
            <text:p>247.22390470422</text:p>
          </table:table-cell>
          <table:table-cell office:value-type="float" office:value="226.5625" calcext:value-type="float">
            <text:p>226.5625</text:p>
          </table:table-cell>
          <table:table-cell office:value-type="float" office:value="227.314484025722" calcext:value-type="float">
            <text:p>227.314484025722</text:p>
          </table:table-cell>
          <table:table-cell office:value-type="float" office:value="217.842741935484" calcext:value-type="float">
            <text:p>217.842741935484</text:p>
          </table:table-cell>
          <table:table-cell office:value-type="float" office:value="209.899811526634" calcext:value-type="float">
            <text:p>209.899811526634</text:p>
          </table:table-cell>
          <table:table-cell office:value-type="float" office:value="223.086647865409" calcext:value-type="float">
            <text:p>223.086647865409</text:p>
          </table:table-cell>
          <table:table-cell office:value-type="float" office:value="234.599395313681" calcext:value-type="float">
            <text:p>234.599395313681</text:p>
          </table:table-cell>
          <table:table-cell office:value-type="float" office:value="276.72174992836" calcext:value-type="float">
            <text:p>276.72174992836</text:p>
          </table:table-cell>
          <table:table-cell office:value-type="float" office:value="331.888245393022" calcext:value-type="float">
            <text:p>331.888245393022</text:p>
          </table:table-cell>
          <table:table-cell office:value-type="float" office:value="342.336683417085" calcext:value-type="float">
            <text:p>342.336683417085</text:p>
          </table:table-cell>
          <table:table-cell office:value-type="float" office:value="387.842932358826" calcext:value-type="float">
            <text:p>387.842932358826</text:p>
          </table:table-cell>
          <table:table-cell office:value-type="float" office:value="397.932009873869" calcext:value-type="float">
            <text:p>397.932009873869</text:p>
          </table:table-cell>
          <table:table-cell office:value-type="float" office:value="437.714754875586" calcext:value-type="float">
            <text:p>437.714754875586</text:p>
          </table:table-cell>
          <table:table-cell office:value-type="float" office:value="401.428160979205" calcext:value-type="float">
            <text:p>401.428160979205</text:p>
          </table:table-cell>
          <table:table-cell office:value-type="float" office:value="241.818824871112" calcext:value-type="float">
            <text:p>241.818824871112</text:p>
          </table:table-cell>
          <table:table-cell office:value-type="float" office:value="255.253220755373" calcext:value-type="float">
            <text:p>255.253220755373</text:p>
          </table:table-cell>
          <table:table-cell office:value-type="float" office:value="214.628322023457" calcext:value-type="float">
            <text:p>214.628322023457</text:p>
          </table:table-cell>
          <table:table-cell office:value-type="float" office:value="244.04601752252" calcext:value-type="float">
            <text:p>244.04601752252</text:p>
          </table:table-cell>
          <table:table-cell office:value-type="float" office:value="249.700231438652" calcext:value-type="float">
            <text:p>249.700231438652</text:p>
          </table:table-cell>
          <table:table-cell office:value-type="float" office:value="233.150654622827" calcext:value-type="float">
            <text:p>233.150654622827</text:p>
          </table:table-cell>
          <table:table-cell office:value-type="float" office:value="230.381940283974" calcext:value-type="float">
            <text:p>230.381940283974</text:p>
          </table:table-cell>
          <table:table-cell office:value-type="float" office:value="230.048898252186" calcext:value-type="float">
            <text:p>230.048898252186</text:p>
          </table:table-cell>
          <table:table-cell office:value-type="float" office:value="256.498993577097" calcext:value-type="float">
            <text:p>256.498993577097</text:p>
          </table:table-cell>
          <table:table-cell office:value-type="float" office:value="261.037926015065" calcext:value-type="float">
            <text:p>261.037926015065</text:p>
          </table:table-cell>
          <table:table-cell office:value-type="float" office:value="259.363852296339" calcext:value-type="float">
            <text:p>259.363852296339</text:p>
          </table:table-cell>
          <table:table-cell office:value-type="float" office:value="250.944196128649" calcext:value-type="float">
            <text:p>250.944196128649</text:p>
          </table:table-cell>
          <table:table-cell office:value-type="float" office:value="254.672314658352" calcext:value-type="float">
            <text:p>254.672314658352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<text:span text:style-name="T1">Bus  fatality  deaths per billion miles, average</text:span></text:p>
          </table:table-cell>
          <table:table-cell office:value-type="float" office:value="8.75309661436829" calcext:value-type="float">
            <text:p>8.75309661436829</text:p>
          </table:table-cell>
          <table:table-cell office:value-type="float" office:value="7.59201188314904" calcext:value-type="float">
            <text:p>7.59201188314904</text:p>
          </table:table-cell>
          <table:table-cell office:value-type="float" office:value="12.7300143894893" calcext:value-type="float">
            <text:p>12.7300143894893</text:p>
          </table:table-cell>
          <table:table-cell office:value-type="float" office:value="5.58822478063603" calcext:value-type="float">
            <text:p>5.58822478063603</text:p>
          </table:table-cell>
          <table:table-cell office:value-type="float" office:value="5.39104667625749" calcext:value-type="float">
            <text:p>5.39104667625749</text:p>
          </table:table-cell>
          <table:table-cell office:value-type="float" office:value="4.84589105154442" calcext:value-type="float">
            <text:p>4.84589105154442</text:p>
          </table:table-cell>
          <table:table-cell office:value-type="float" office:value="2.93872793979762" calcext:value-type="float">
            <text:p>2.93872793979762</text:p>
          </table:table-cell>
          <table:table-cell office:value-type="float" office:value="2.80855047589328" calcext:value-type="float">
            <text:p>2.80855047589328</text:p>
          </table:table-cell>
          <table:table-cell office:value-type="float" office:value="5.14025124159383" calcext:value-type="float">
            <text:p>5.14025124159383</text:p>
          </table:table-cell>
          <table:table-cell office:value-type="float" office:value="3.19970852130015" calcext:value-type="float">
            <text:p>3.19970852130015</text:p>
          </table:table-cell>
          <table:table-cell office:value-type="float" office:value="2.63080970476469" calcext:value-type="float">
            <text:p>2.63080970476469</text:p>
          </table:table-cell>
          <table:table-cell office:value-type="float" office:value="5.42314828029114" calcext:value-type="float">
            <text:p>5.42314828029114</text:p>
          </table:table-cell>
          <table:table-cell office:value-type="float" office:value="7.69933446430902" calcext:value-type="float">
            <text:p>7.69933446430902</text:p>
          </table:table-cell>
          <table:table-cell office:value-type="float" office:value="2.89855072463768" calcext:value-type="float">
            <text:p>2.89855072463768</text:p>
          </table:table-cell>
          <table:table-cell office:value-type="float" office:value="4.80928798241481" calcext:value-type="float">
            <text:p>4.80928798241481</text:p>
          </table:table-cell>
          <table:table-cell office:value-type="float" office:value="6.57414170927684" calcext:value-type="float">
            <text:p>6.57414170927684</text:p>
          </table:table-cell>
          <table:table-cell office:value-type="float" office:value="6.04574388953689" calcext:value-type="float">
            <text:p>6.04574388953689</text:p>
          </table:table-cell>
          <table:table-cell office:value-type="float" office:value="6.17566143718723" calcext:value-type="float">
            <text:p>6.17566143718723</text:p>
          </table:table-cell>
          <table:table-cell office:value-type="float" office:value="8.30910872610956" calcext:value-type="float">
            <text:p>8.30910872610956</text:p>
          </table:table-cell>
          <table:table-cell office:value-type="float" office:value="3.98035315936495" calcext:value-type="float">
            <text:p>3.98035315936495</text:p>
          </table:table-cell>
          <table:table-cell office:value-type="float" office:value="2.48007647320304" calcext:value-type="float">
            <text:p>2.48007647320304</text:p>
          </table:table-cell>
          <table:table-cell office:value-type="float" office:value="4.51986319667252" calcext:value-type="float">
            <text:p>4.51986319667252</text:p>
          </table:table-cell>
          <table:table-cell office:value-type="float" office:value="1.80712785330443" calcext:value-type="float">
            <text:p>1.80712785330443</text:p>
          </table:table-cell>
          <table:table-cell office:value-type="float" office:value="3.19546118491532" calcext:value-type="float">
            <text:p>3.19546118491532</text:p>
          </table:table-cell>
          <table:table-cell office:value-type="float" office:value="3.98338702287375" calcext:value-type="float">
            <text:p>3.98338702287375</text:p>
          </table:table-cell>
          <table:table-cell office:value-type="float" office:value="2.63852189975935" calcext:value-type="float">
            <text:p>2.63852189975935</text:p>
          </table:table-cell>
          <table:table-cell office:value-type="float" office:value="3.56038114677989" calcext:value-type="float">
            <text:p>3.56038114677989</text:p>
          </table:table-cell>
          <table:table-cell office:value-type="float" office:value="2.75018835057936" calcext:value-type="float">
            <text:p>2.75018835057936</text:p>
          </table:table-cell>
          <table:table-cell office:value-type="float" office:value="3.01912496097438" calcext:value-type="float">
            <text:p>3.01912496097438</text:p>
          </table:table-cell>
          <table:table-cell office:value-type="float" office:value="3.91448961163954" calcext:value-type="float">
            <text:p>3.91448961163954</text:p>
          </table:table-cell>
          <table:table-cell office:value-type="float" office:value="2.49602835998398" calcext:value-type="float">
            <text:p>2.49602835998398</text:p>
          </table:table-cell>
          <table:table-cell office:value-type="float" office:value="2.40392488979483" calcext:value-type="float">
            <text:p>2.40392488979483</text:p>
          </table:table-cell>
          <table:table-cell office:value-type="float" office:value="1.94660854249457" calcext:value-type="float">
            <text:p>1.94660854249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destrian, total</text:p>
          </table:table-cell>
          <table:table-cell office:value-type="float" office:value="7516" calcext:value-type="float">
            <text:p>7516</text:p>
          </table:table-cell>
          <table:table-cell office:value-type="float" office:value="8070" calcext:value-type="float">
            <text:p>8070</text:p>
          </table:table-cell>
          <table:table-cell office:value-type="float" office:value="6808" calcext:value-type="float">
            <text:p>6808</text:p>
          </table:table-cell>
          <table:table-cell office:value-type="float" office:value="6482" calcext:value-type="float">
            <text:p>6482</text:p>
          </table:table-cell>
          <table:table-cell office:value-type="float" office:value="5801" calcext:value-type="float">
            <text:p>5801</text:p>
          </table:table-cell>
          <table:table-cell office:value-type="float" office:value="5549" calcext:value-type="float">
            <text:p>5549</text:p>
          </table:table-cell>
          <table:table-cell office:value-type="float" office:value="5649" calcext:value-type="float">
            <text:p>5649</text:p>
          </table:table-cell>
          <table:table-cell office:value-type="float" office:value="5489" calcext:value-type="float">
            <text:p>5489</text:p>
          </table:table-cell>
          <table:table-cell office:value-type="float" office:value="5584" calcext:value-type="float">
            <text:p>5584</text:p>
          </table:table-cell>
          <table:table-cell office:value-type="float" office:value="5449" calcext:value-type="float">
            <text:p>5449</text:p>
          </table:table-cell>
          <table:table-cell office:value-type="float" office:value="5321" calcext:value-type="float">
            <text:p>5321</text:p>
          </table:table-cell>
          <table:table-cell office:value-type="float" office:value="5228" calcext:value-type="float">
            <text:p>5228</text:p>
          </table:table-cell>
          <table:table-cell office:value-type="float" office:value="4939" calcext:value-type="float">
            <text:p>4939</text:p>
          </table:table-cell>
          <table:table-cell office:value-type="float" office:value="4763" calcext:value-type="float">
            <text:p>4763</text:p>
          </table:table-cell>
          <table:table-cell office:value-type="float" office:value="4901" calcext:value-type="float">
            <text:p>4901</text:p>
          </table:table-cell>
          <table:table-cell office:value-type="float" office:value="4851" calcext:value-type="float">
            <text:p>4851</text:p>
          </table:table-cell>
          <table:table-cell office:value-type="float" office:value="4774" calcext:value-type="float">
            <text:p>4774</text:p>
          </table:table-cell>
          <table:table-cell office:value-type="float" office:value="4675" calcext:value-type="float">
            <text:p>4675</text:p>
          </table:table-cell>
          <table:table-cell office:value-type="float" office:value="4892" calcext:value-type="float">
            <text:p>4892</text:p>
          </table:table-cell>
          <table:table-cell office:value-type="float" office:value="4795" calcext:value-type="float">
            <text:p>4795</text:p>
          </table:table-cell>
          <table:table-cell office:value-type="float" office:value="4699" calcext:value-type="float">
            <text:p>4699</text:p>
          </table:table-cell>
          <table:table-cell office:value-type="float" office:value="4414" calcext:value-type="float">
            <text:p>4414</text:p>
          </table:table-cell>
          <table:table-cell office:value-type="float" office:value="4109" calcext:value-type="float">
            <text:p>4109</text:p>
          </table:table-cell>
          <table:table-cell office:value-type="float" office:value="4302" calcext:value-type="float">
            <text:p>4302</text:p>
          </table:table-cell>
          <table:table-cell office:value-type="float" office:value="4457" calcext:value-type="float">
            <text:p>4457</text:p>
          </table:table-cell>
          <table:table-cell office:value-type="float" office:value="4818" calcext:value-type="float">
            <text:p>4818</text:p>
          </table:table-cell>
          <table:table-cell office:value-type="float" office:value="4779" calcext:value-type="float">
            <text:p>4779</text:p>
          </table:table-cell>
          <table:table-cell office:value-type="float" office:value="4910" calcext:value-type="float">
            <text:p>4910</text:p>
          </table:table-cell>
          <table:table-cell office:value-type="float" office:value="5494" calcext:value-type="float">
            <text:p>5494</text:p>
          </table:table-cell>
          <table:table-cell office:value-type="float" office:value="6080" calcext:value-type="float">
            <text:p>6080</text:p>
          </table:table-cell>
          <table:table-cell office:value-type="float" office:value="6075" calcext:value-type="float">
            <text:p>6075</text:p>
          </table:table-cell>
          <table:table-cell office:value-type="float" office:value="6374" calcext:value-type="float">
            <text:p>6374</text:p>
          </table:table-cell>
          <table:table-cell office:value-type="float" office:value="6205" calcext:value-type="float">
            <text:p>6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dalcyclist, total</text:p>
          </table:table-cell>
          <table:table-cell office:value-type="float" office:value="1003" calcext:value-type="float">
            <text:p>1003</text:p>
          </table:table-cell>
          <table:table-cell office:value-type="float" office:value="965" calcext:value-type="float">
            <text:p>965</text:p>
          </table:table-cell>
          <table:table-cell office:value-type="float" office:value="890" calcext:value-type="float">
            <text:p>890</text:p>
          </table:table-cell>
          <table:table-cell office:value-type="float" office:value="859" calcext:value-type="float">
            <text:p>859</text:p>
          </table:table-cell>
          <table:table-cell office:value-type="float" office:value="843" calcext:value-type="float">
            <text:p>843</text:p>
          </table:table-cell>
          <table:table-cell office:value-type="float" office:value="723" calcext:value-type="float">
            <text:p>723</text:p>
          </table:table-cell>
          <table:table-cell office:value-type="float" office:value="816" calcext:value-type="float">
            <text:p>816</text:p>
          </table:table-cell>
          <table:table-cell office:value-type="float" office:value="802" calcext:value-type="float">
            <text:p>802</text:p>
          </table:table-cell>
          <table:table-cell office:value-type="float" office:value="833" calcext:value-type="float">
            <text:p>833</text:p>
          </table:table-cell>
          <table:table-cell office:value-type="float" office:value="765" calcext:value-type="float">
            <text:p>765</text:p>
          </table:table-cell>
          <table:table-cell office:value-type="float" office:value="814" calcext:value-type="float">
            <text:p>814</text:p>
          </table:table-cell>
          <table:table-cell office:value-type="float" office:value="760" calcext:value-type="float">
            <text:p>760</text:p>
          </table:table-cell>
          <table:table-cell office:value-type="float" office:value="754" calcext:value-type="float">
            <text:p>754</text:p>
          </table:table-cell>
          <table:table-cell office:value-type="float" office:value="693" calcext:value-type="float">
            <text:p>693</text:p>
          </table:table-cell>
          <table:table-cell office:value-type="float" office:value="732" calcext:value-type="float">
            <text:p>732</text:p>
          </table:table-cell>
          <table:table-cell office:value-type="float" office:value="665" calcext:value-type="float">
            <text:p>665</text:p>
          </table:table-cell>
          <table:table-cell office:value-type="float" office:value="629" calcext:value-type="float">
            <text:p>629</text:p>
          </table:table-cell>
          <table:table-cell office:value-type="float" office:value="727" calcext:value-type="float">
            <text:p>727</text:p>
          </table:table-cell>
          <table:table-cell office:value-type="float" office:value="786" calcext:value-type="float">
            <text:p>786</text:p>
          </table:table-cell>
          <table:table-cell office:value-type="float" office:value="772" calcext:value-type="float">
            <text:p>772</text:p>
          </table:table-cell>
          <table:table-cell office:value-type="float" office:value="701" calcext:value-type="float">
            <text:p>701</text:p>
          </table:table-cell>
          <table:table-cell office:value-type="float" office:value="718" calcext:value-type="float">
            <text:p>718</text:p>
          </table:table-cell>
          <table:table-cell office:value-type="float" office:value="628" calcext:value-type="float">
            <text:p>628</text:p>
          </table:table-cell>
          <table:table-cell office:value-type="float" office:value="623" calcext:value-type="float">
            <text:p>623</text:p>
          </table:table-cell>
          <table:table-cell office:value-type="float" office:value="682" calcext:value-type="float">
            <text:p>682</text:p>
          </table:table-cell>
          <table:table-cell office:value-type="float" office:value="734" calcext:value-type="float">
            <text:p>734</text:p>
          </table:table-cell>
          <table:table-cell office:value-type="float" office:value="749" calcext:value-type="float">
            <text:p>749</text:p>
          </table:table-cell>
          <table:table-cell office:value-type="float" office:value="729" calcext:value-type="float">
            <text:p>729</text:p>
          </table:table-cell>
          <table:table-cell office:value-type="float" office:value="829" calcext:value-type="float">
            <text:p>829</text:p>
          </table:table-cell>
          <table:table-cell office:value-type="float" office:value="853" calcext:value-type="float">
            <text:p>853</text:p>
          </table:table-cell>
          <table:table-cell office:value-type="float" office:value="806" calcext:value-type="float">
            <text:p>806</text:p>
          </table:table-cell>
          <table:table-cell office:value-type="float" office:value="871" calcext:value-type="float">
            <text:p>871</text:p>
          </table:table-cell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 table:number-rows-repeated="2">
          <table:table-cell table:number-columns-repeated="37"/>
        </table:table-row>
        <table:table-row table:style-name="ro3" table:number-rows-repeated="2">
          <table:table-cell table:style-name="ce3"/>
          <table:table-cell table:number-columns-repeated="33"/>
          <table:table-cell table:style-name="ce13" table:number-columns-repeated="2"/>
          <table:table-cell table:style-name="ce17"/>
        </table:table-row>
        <table:table-row table:style-name="ro3">
          <table:table-cell table:style-name="ce4"/>
          <table:table-cell table:number-columns-repeated="33"/>
          <table:table-cell table:style-name="ce14" table:number-columns-repeated="2"/>
          <table:table-cell table:style-name="ce18"/>
        </table:table-row>
        <table:table-row table:style-name="ro3">
          <table:table-cell table:style-name="ce5"/>
          <table:table-cell table:number-columns-repeated="33"/>
          <table:table-cell table:style-name="ce14" table:number-columns-repeated="2"/>
          <table:table-cell table:style-name="ce18"/>
        </table:table-row>
        <table:table-row table:style-name="ro3">
          <table:table-cell table:style-name="ce4"/>
          <table:table-cell table:style-name="ce7" table:number-columns-repeated="32"/>
          <table:table-cell table:style-name="ce10"/>
          <table:table-cell table:style-name="ce14" table:number-columns-repeated="2"/>
          <table:table-cell table:style-name="ce18"/>
        </table:table-row>
        <table:table-row table:style-name="ro3">
          <table:table-cell table:style-name="ce4"/>
          <table:table-cell table:style-name="ce7" table:number-columns-repeated="33"/>
          <table:table-cell table:style-name="ce14" table:number-columns-repeated="2"/>
          <table:table-cell table:style-name="ce18"/>
        </table:table-row>
        <table:table-row table:style-name="ro3" table:number-rows-repeated="3">
          <table:table-cell table:style-name="ce6"/>
          <table:table-cell table:style-name="ce7" table:number-columns-repeated="32"/>
          <table:table-cell table:style-name="ce10"/>
          <table:table-cell table:style-name="ce14" table:number-columns-repeated="2"/>
          <table:table-cell table:style-name="ce18"/>
        </table:table-row>
        <table:table-row table:style-name="ro3">
          <table:table-cell table:style-name="ce3"/>
          <table:table-cell table:style-name="ce8" table:number-columns-repeated="32"/>
          <table:table-cell table:style-name="ce11"/>
          <table:table-cell table:style-name="ce15" table:number-columns-repeated="2"/>
          <table:table-cell table:style-name="ce19"/>
        </table:table-row>
        <table:table-row table:style-name="ro3">
          <table:table-cell table:style-name="ce6"/>
          <table:table-cell table:style-name="ce9" table:number-columns-repeated="32"/>
          <table:table-cell table:style-name="ce12"/>
          <table:table-cell table:style-name="ce16" table:number-columns-repeated="3"/>
        </table:table-row>
        <calcext:conditional-formats>
          <calcext:conditional-format calcext:target-range-address="1_11_number_of_vehicles.B21:1_11_number_of_vehicles.AG21">
            <calcext:condition calcext:apply-style-name="ConditionalStyle_2" calcext:value="contains-text(&quot;false&quot;)" calcext:base-cell-address="1_11_number_of_vehicles.B21"/>
          </calcext:conditional-format>
          <calcext:conditional-format calcext:target-range-address="1_11_number_of_vehicles.AH21:1_11_number_of_vehicles.AH21">
            <calcext:condition calcext:apply-style-name="ConditionalStyle_1" calcext:value="contains-text(&quot;false&quot;)" calcext:base-cell-address="1_11_number_of_vehicles.AH21"/>
          </calcext:conditional-format>
          <calcext:conditional-format calcext:target-range-address="1_11_number_of_vehicles.AI21:1_11_number_of_vehicles.AK21">
            <calcext:condition calcext:apply-style-name="ConditionalStyle_2" calcext:value="contains-text(&quot;false&quot;)" calcext:base-cell-address="1_11_number_of_vehicles.AI21"/>
          </calcext:conditional-format>
          <calcext:conditional-format calcext:target-range-address="1_11_number_of_vehicles.AI11:1_11_number_of_vehicles.AJ19">
            <calcext:condition calcext:apply-style-name="ConditionalStyle_2" calcext:value="contains-text(&quot;false&quot;)" calcext:base-cell-address="1_11_number_of_vehicles.AI11"/>
          </calcext:conditional-format>
          <calcext:conditional-format calcext:target-range-address="1_11_number_of_vehicles.AK11:1_11_number_of_vehicles.AK19">
            <calcext:condition calcext:apply-style-name="ConditionalStyle_1" calcext:value="contains-text(&quot;false&quot;)" calcext:base-cell-address="1_11_number_of_vehicles.AK11"/>
          </calcext:conditional-format>
          <calcext:conditional-format calcext:target-range-address="1_11_number_of_vehicles.AI20:1_11_number_of_vehicles.AJ20">
            <calcext:condition calcext:apply-style-name="ConditionalStyle_2" calcext:value="contains-text(&quot;false&quot;)" calcext:base-cell-address="1_11_number_of_vehicles.AI20"/>
          </calcext:conditional-format>
          <calcext:conditional-format calcext:target-range-address="1_11_number_of_vehicles.AK20:1_11_number_of_vehicles.AK20">
            <calcext:condition calcext:apply-style-name="ConditionalStyle_1" calcext:value="contains-text(&quot;false&quot;)" calcext:base-cell-address="1_11_number_of_vehicles.AK20"/>
          </calcext:conditional-format>
          <calcext:conditional-format calcext:target-range-address="1_11_number_of_vehicles.B12:1_11_number_of_vehicles.AG19 1_11_number_of_vehicles.AH16:1_11_number_of_vehicles.AH16">
            <calcext:condition calcext:apply-style-name="ConditionalStyle_2" calcext:value="contains-text(&quot;false&quot;)" calcext:base-cell-address="1_11_number_of_vehicles.B12"/>
          </calcext:conditional-format>
          <calcext:conditional-format calcext:target-range-address="1_11_number_of_vehicles.AH17:1_11_number_of_vehicles.AH19 1_11_number_of_vehicles.AH12:1_11_number_of_vehicles.AH15">
            <calcext:condition calcext:apply-style-name="ConditionalStyle_1" calcext:value="contains-text(&quot;false&quot;)" calcext:base-cell-address="1_11_number_of_vehicles.AH12"/>
          </calcext:conditional-format>
          <calcext:conditional-format calcext:target-range-address="1_11_number_of_vehicles.B20:1_11_number_of_vehicles.AG20">
            <calcext:condition calcext:apply-style-name="ConditionalStyle_2" calcext:value="contains-text(&quot;false&quot;)" calcext:base-cell-address="1_11_number_of_vehicles.B20"/>
          </calcext:conditional-format>
          <calcext:conditional-format calcext:target-range-address="1_11_number_of_vehicles.AH20:1_11_number_of_vehicles.AH20">
            <calcext:condition calcext:apply-style-name="ConditionalStyle_1" calcext:value="contains-text(&quot;false&quot;)" calcext:base-cell-address="1_11_number_of_vehicles.AH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2" loext:min-decimal-places="2" number:min-integer-digits="1"/>
      <number:text> </number:text>
    </number:number-style>
    <number:number-style style:name="N128">
      <number:number number:decimal-places="5" loext:min-decimal-places="5" number:min-integer-digits="1" number:grouping="true"/>
    </number:number-style>
    <number:number-style style:name="N129">
      <number:text>(R) 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ff00"/>
    </style:style>
    <style:style style:name="ConditionalStyle_5f_1" style:display-name="ConditionalStyle_1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4T13:57:52.144310477</dc:date>
    <meta:editing-duration>PT16M7S</meta:editing-duration>
    <meta:editing-cycles>6</meta:editing-cycles>
    <meta:generator>LibreOffice/6.0.7.3$Linux_X86_64 LibreOffice_project/00m0$Build-3</meta:generator>
    <meta:document-statistic meta:table-count="1" meta:cell-count="271" meta:object-count="0"/>
  </office:meta>
</office:document-meta>
</file>